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5.91pt"/>
    </style:style>
    <style:style style:name="co2" style:family="table-column">
      <style:table-column-properties fo:break-before="auto" style:column-width="40.3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61.14pt"/>
    </style:style>
    <style:style style:name="co5" style:family="table-column">
      <style:table-column-properties fo:break-before="auto" style:column-width="86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 style:data-style-name="N121"/>
    <style:style style:name="ce4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color="#006600"/>
    </style:style>
    <style:style style:name="ce8" style:family="table-cell" style:parent-style-name="Default" style:data-style-name="N124">
      <style:text-properties fo:font-weight="bold" style:font-weight-asian="bold" style:font-weight-complex="bold"/>
    </style:style>
    <style:style style:name="ce9" style:family="table-cell" style:parent-style-name="Default" style:data-style-name="N124">
      <style:text-properties fo:color="#006600"/>
    </style:style>
    <style:style style:name="ce10" style:family="table-cell" style:parent-style-name="Default" style:data-style-name="N124"/>
    <style:style style:name="ce11" style:family="table-cell" style:parent-style-name="Default" style:data-style-name="N11">
      <style:text-properties fo:font-weight="bold" style:font-weight-asian="bold" style:font-weight-complex="bold"/>
    </style:style>
    <style:style style:name="ce12" style:family="table-cell" style:parent-style-name="Default" style:data-style-name="N11">
      <style:text-properties fo:color="#006600"/>
    </style:style>
    <style:style style:name="ce13" style:family="table-cell" style:parent-style-name="Default" style:data-style-name="N11"/>
  </office:automatic-styles>
  <office:body>
    <office:spreadsheet>
      <table:calculation-settings table:automatic-find-labels="false"/>
      <table:table table:name="medians" table:style-name="ta1">
        <table:table-column table:style-name="co1" table:default-cell-style-name="ce1"/>
        <table:table-column table:style-name="co2" table:number-columns-repeated="54" table:default-cell-style-name="ce3"/>
        <table:table-column table:style-name="co3" table:number-columns-repeated="969" table:default-cell-style-name="Default"/>
        <table:table-row table:style-name="ro1">
          <table:table-cell office:value-type="string" calcext:value-type="string">
            <text:p>sampl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4" office:value-type="string" calcext:value-type="string">
            <text:p>MEAN</text:p>
          </table:table-cell>
          <table:table-cell table:style-name="ce5" table:number-columns-repeated="969"/>
        </table:table-row>
        <table:table-row table:style-name="ro1">
          <table:table-cell office:value-type="string" calcext:value-type="string">
            <text:p>median expr</text:p>
          </table:table-cell>
          <table:table-cell office:value-type="float" office:value="1.391805" calcext:value-type="float">
            <text:p>1.3918</text:p>
          </table:table-cell>
          <table:table-cell office:value-type="float" office:value="0.6838685" calcext:value-type="float">
            <text:p>0.6839</text:p>
          </table:table-cell>
          <table:table-cell office:value-type="float" office:value="1.374266" calcext:value-type="float">
            <text:p>1.3743</text:p>
          </table:table-cell>
          <table:table-cell office:value-type="float" office:value="1.299851" calcext:value-type="float">
            <text:p>1.2999</text:p>
          </table:table-cell>
          <table:table-cell office:value-type="float" office:value="0.7093234" calcext:value-type="float">
            <text:p>0.7093</text:p>
          </table:table-cell>
          <table:table-cell office:value-type="float" office:value="0.7350883" calcext:value-type="float">
            <text:p>0.7351</text:p>
          </table:table-cell>
          <table:table-cell office:value-type="float" office:value="0.7468484" calcext:value-type="float">
            <text:p>0.7468</text:p>
          </table:table-cell>
          <table:table-cell office:value-type="float" office:value="1.452738" calcext:value-type="float">
            <text:p>1.4527</text:p>
          </table:table-cell>
          <table:table-cell office:value-type="float" office:value="1.156374" calcext:value-type="float">
            <text:p>1.1564</text:p>
          </table:table-cell>
          <table:table-cell office:value-type="float" office:value="1.47778" calcext:value-type="float">
            <text:p>1.4778</text:p>
          </table:table-cell>
          <table:table-cell office:value-type="float" office:value="0.7071401" calcext:value-type="float">
            <text:p>0.7071</text:p>
          </table:table-cell>
          <table:table-cell office:value-type="float" office:value="0.6587321" calcext:value-type="float">
            <text:p>0.6587</text:p>
          </table:table-cell>
          <table:table-cell office:value-type="float" office:value="1.094866" calcext:value-type="float">
            <text:p>1.0949</text:p>
          </table:table-cell>
          <table:table-cell office:value-type="float" office:value="0.9222718" calcext:value-type="float">
            <text:p>0.9223</text:p>
          </table:table-cell>
          <table:table-cell office:value-type="float" office:value="1.005447" calcext:value-type="float">
            <text:p>1.0054</text:p>
          </table:table-cell>
          <table:table-cell office:value-type="float" office:value="1.152959" calcext:value-type="float">
            <text:p>1.1530</text:p>
          </table:table-cell>
          <table:table-cell office:value-type="float" office:value="1.381778" calcext:value-type="float">
            <text:p>1.3818</text:p>
          </table:table-cell>
          <table:table-cell office:value-type="float" office:value="0.9022944" calcext:value-type="float">
            <text:p>0.9023</text:p>
          </table:table-cell>
          <table:table-cell office:value-type="float" office:value="0.6662161" calcext:value-type="float">
            <text:p>0.6662</text:p>
          </table:table-cell>
          <table:table-cell office:value-type="float" office:value="1.141896" calcext:value-type="float">
            <text:p>1.1419</text:p>
          </table:table-cell>
          <table:table-cell office:value-type="float" office:value="1.061677" calcext:value-type="float">
            <text:p>1.0617</text:p>
          </table:table-cell>
          <table:table-cell office:value-type="float" office:value="1.138857" calcext:value-type="float">
            <text:p>1.1389</text:p>
          </table:table-cell>
          <table:table-cell office:value-type="float" office:value="1.204648" calcext:value-type="float">
            <text:p>1.2046</text:p>
          </table:table-cell>
          <table:table-cell office:value-type="float" office:value="0.8181801" calcext:value-type="float">
            <text:p>0.8182</text:p>
          </table:table-cell>
          <table:table-cell office:value-type="float" office:value="0.7176144" calcext:value-type="float">
            <text:p>0.7176</text:p>
          </table:table-cell>
          <table:table-cell office:value-type="float" office:value="0.7822886" calcext:value-type="float">
            <text:p>0.7823</text:p>
          </table:table-cell>
          <table:table-cell office:value-type="float" office:value="0.6736112" calcext:value-type="float">
            <text:p>0.6736</text:p>
          </table:table-cell>
          <table:table-cell office:value-type="float" office:value="0.6241912" calcext:value-type="float">
            <text:p>0.6242</text:p>
          </table:table-cell>
          <table:table-cell office:value-type="float" office:value="0.920563" calcext:value-type="float">
            <text:p>0.9206</text:p>
          </table:table-cell>
          <table:table-cell office:value-type="float" office:value="1.470833" calcext:value-type="float">
            <text:p>1.4708</text:p>
          </table:table-cell>
          <table:table-cell office:value-type="float" office:value="0.8695791" calcext:value-type="float">
            <text:p>0.8696</text:p>
          </table:table-cell>
          <table:table-cell office:value-type="float" office:value="0.7795004" calcext:value-type="float">
            <text:p>0.7795</text:p>
          </table:table-cell>
          <table:table-cell office:value-type="float" office:value="0.5836088" calcext:value-type="float">
            <text:p>0.5836</text:p>
          </table:table-cell>
          <table:table-cell office:value-type="float" office:value="0.7202148" calcext:value-type="float">
            <text:p>0.7202</text:p>
          </table:table-cell>
          <table:table-cell office:value-type="float" office:value="0.594667" calcext:value-type="float">
            <text:p>0.5947</text:p>
          </table:table-cell>
          <table:table-cell office:value-type="float" office:value="1.232421" calcext:value-type="float">
            <text:p>1.2324</text:p>
          </table:table-cell>
          <table:table-cell office:value-type="float" office:value="0.6473896" calcext:value-type="float">
            <text:p>0.6474</text:p>
          </table:table-cell>
          <table:table-cell office:value-type="float" office:value="1.034728" calcext:value-type="float">
            <text:p>1.0347</text:p>
          </table:table-cell>
          <table:table-cell office:value-type="float" office:value="0.9338626" calcext:value-type="float">
            <text:p>0.9339</text:p>
          </table:table-cell>
          <table:table-cell office:value-type="float" office:value="0.6416306" calcext:value-type="float">
            <text:p>0.6416</text:p>
          </table:table-cell>
          <table:table-cell office:value-type="float" office:value="1.077352" calcext:value-type="float">
            <text:p>1.0774</text:p>
          </table:table-cell>
          <table:table-cell office:value-type="float" office:value="0.9470729" calcext:value-type="float">
            <text:p>0.9471</text:p>
          </table:table-cell>
          <table:table-cell office:value-type="float" office:value="1.363131" calcext:value-type="float">
            <text:p>1.3631</text:p>
          </table:table-cell>
          <table:table-cell office:value-type="float" office:value="1.263094" calcext:value-type="float">
            <text:p>1.2631</text:p>
          </table:table-cell>
          <table:table-cell office:value-type="float" office:value="1.419686" calcext:value-type="float">
            <text:p>1.4197</text:p>
          </table:table-cell>
          <table:table-cell office:value-type="float" office:value="1.59574" calcext:value-type="float">
            <text:p>1.5957</text:p>
          </table:table-cell>
          <table:table-cell office:value-type="float" office:value="1.510045" calcext:value-type="float">
            <text:p>1.5100</text:p>
          </table:table-cell>
          <table:table-cell office:value-type="float" office:value="1.416494" calcext:value-type="float">
            <text:p>1.4165</text:p>
          </table:table-cell>
          <table:table-cell office:value-type="float" office:value="1.297204" calcext:value-type="float">
            <text:p>1.2972</text:p>
          </table:table-cell>
          <table:table-cell office:value-type="float" office:value="1.42065" calcext:value-type="float">
            <text:p>1.4207</text:p>
          </table:table-cell>
          <table:table-cell office:value-type="float" office:value="1.454203" calcext:value-type="float">
            <text:p>1.4542</text:p>
          </table:table-cell>
          <table:table-cell office:value-type="float" office:value="1.357542" calcext:value-type="float">
            <text:p>1.3575</text:p>
          </table:table-cell>
          <table:table-cell office:value-type="float" office:value="1.469681" calcext:value-type="float">
            <text:p>1.4697</text:p>
          </table:table-cell>
          <table:table-cell table:formula="of:=AVERAGE([medians.B2:.BB2])" office:value-type="float" office:value="1.05100949811321" calcext:value-type="float">
            <text:p>1.0510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DESeq2 scale</text:p>
          </table:table-cell>
          <table:table-cell office:value-type="float" office:value="1.5695" calcext:value-type="float">
            <text:p>1.5695</text:p>
          </table:table-cell>
          <table:table-cell office:value-type="float" office:value="0.660592" calcext:value-type="float">
            <text:p>0.6606</text:p>
          </table:table-cell>
          <table:table-cell office:value-type="float" office:value="1.56289" calcext:value-type="float">
            <text:p>1.5629</text:p>
          </table:table-cell>
          <table:table-cell office:value-type="float" office:value="1.60869" calcext:value-type="float">
            <text:p>1.6087</text:p>
          </table:table-cell>
          <table:table-cell office:value-type="float" office:value="0.744052" calcext:value-type="float">
            <text:p>0.7441</text:p>
          </table:table-cell>
          <table:table-cell office:value-type="float" office:value="0.769111" calcext:value-type="float">
            <text:p>0.7691</text:p>
          </table:table-cell>
          <table:table-cell office:value-type="float" office:value="0.820752" calcext:value-type="float">
            <text:p>0.8208</text:p>
          </table:table-cell>
          <table:table-cell office:value-type="float" office:value="1.62467" calcext:value-type="float">
            <text:p>1.6247</text:p>
          </table:table-cell>
          <table:table-cell office:value-type="float" office:value="1.26573" calcext:value-type="float">
            <text:p>1.2657</text:p>
          </table:table-cell>
          <table:table-cell office:value-type="float" office:value="1.72984" calcext:value-type="float">
            <text:p>1.7298</text:p>
          </table:table-cell>
          <table:table-cell office:value-type="float" office:value="0.710848" calcext:value-type="float">
            <text:p>0.7108</text:p>
          </table:table-cell>
          <table:table-cell office:value-type="float" office:value="0.64004" calcext:value-type="float">
            <text:p>0.6400</text:p>
          </table:table-cell>
          <table:table-cell office:value-type="float" office:value="1.27495" calcext:value-type="float">
            <text:p>1.2750</text:p>
          </table:table-cell>
          <table:table-cell office:value-type="float" office:value="0.988478" calcext:value-type="float">
            <text:p>0.9885</text:p>
          </table:table-cell>
          <table:table-cell office:value-type="float" office:value="1.01416" calcext:value-type="float">
            <text:p>1.0142</text:p>
          </table:table-cell>
          <table:table-cell office:value-type="float" office:value="1.41508" calcext:value-type="float">
            <text:p>1.4151</text:p>
          </table:table-cell>
          <table:table-cell office:value-type="float" office:value="1.73112" calcext:value-type="float">
            <text:p>1.7311</text:p>
          </table:table-cell>
          <table:table-cell office:value-type="float" office:value="0.999147" calcext:value-type="float">
            <text:p>0.9991</text:p>
          </table:table-cell>
          <table:table-cell office:value-type="float" office:value="0.642271" calcext:value-type="float">
            <text:p>0.6423</text:p>
          </table:table-cell>
          <table:table-cell office:value-type="float" office:value="1.22984" calcext:value-type="float">
            <text:p>1.2298</text:p>
          </table:table-cell>
          <table:table-cell office:value-type="float" office:value="1.25551" calcext:value-type="float">
            <text:p>1.2555</text:p>
          </table:table-cell>
          <table:table-cell office:value-type="float" office:value="1.3825" calcext:value-type="float">
            <text:p>1.3825</text:p>
          </table:table-cell>
          <table:table-cell office:value-type="float" office:value="1.45817" calcext:value-type="float">
            <text:p>1.4582</text:p>
          </table:table-cell>
          <table:table-cell office:value-type="float" office:value="0.926775" calcext:value-type="float">
            <text:p>0.9268</text:p>
          </table:table-cell>
          <table:table-cell office:value-type="float" office:value="0.770988" calcext:value-type="float">
            <text:p>0.7710</text:p>
          </table:table-cell>
          <table:table-cell office:value-type="float" office:value="0.880664" calcext:value-type="float">
            <text:p>0.8807</text:p>
          </table:table-cell>
          <table:table-cell office:value-type="float" office:value="0.719574" calcext:value-type="float">
            <text:p>0.7196</text:p>
          </table:table-cell>
          <table:table-cell office:value-type="float" office:value="0.60009" calcext:value-type="float">
            <text:p>0.6001</text:p>
          </table:table-cell>
          <table:table-cell office:value-type="float" office:value="1.06761" calcext:value-type="float">
            <text:p>1.0676</text:p>
          </table:table-cell>
          <table:table-cell office:value-type="float" office:value="1.75843" calcext:value-type="float">
            <text:p>1.7584</text:p>
          </table:table-cell>
          <table:table-cell office:value-type="float" office:value="1.02927" calcext:value-type="float">
            <text:p>1.0293</text:p>
          </table:table-cell>
          <table:table-cell office:value-type="float" office:value="0.838345" calcext:value-type="float">
            <text:p>0.8383</text:p>
          </table:table-cell>
          <table:table-cell office:value-type="float" office:value="0.531601" calcext:value-type="float">
            <text:p>0.5316</text:p>
          </table:table-cell>
          <table:table-cell office:value-type="float" office:value="0.774332" calcext:value-type="float">
            <text:p>0.7743</text:p>
          </table:table-cell>
          <table:table-cell office:value-type="float" office:value="0.608555" calcext:value-type="float">
            <text:p>0.6086</text:p>
          </table:table-cell>
          <table:table-cell office:value-type="float" office:value="1.37401" calcext:value-type="float">
            <text:p>1.3740</text:p>
          </table:table-cell>
          <table:table-cell office:value-type="float" office:value="0.667007" calcext:value-type="float">
            <text:p>0.6670</text:p>
          </table:table-cell>
          <table:table-cell office:value-type="float" office:value="1.19023" calcext:value-type="float">
            <text:p>1.1902</text:p>
          </table:table-cell>
          <table:table-cell office:value-type="float" office:value="1.09519" calcext:value-type="float">
            <text:p>1.0952</text:p>
          </table:table-cell>
          <table:table-cell office:value-type="float" office:value="0.647708" calcext:value-type="float">
            <text:p>0.6477</text:p>
          </table:table-cell>
          <table:table-cell office:value-type="float" office:value="1.3061" calcext:value-type="float">
            <text:p>1.3061</text:p>
          </table:table-cell>
          <table:table-cell office:value-type="float" office:value="1.0793" calcext:value-type="float">
            <text:p>1.0793</text:p>
          </table:table-cell>
          <table:table-cell office:value-type="float" office:value="1.68697" calcext:value-type="float">
            <text:p>1.6870</text:p>
          </table:table-cell>
          <table:table-cell office:value-type="float" office:value="1.45395" calcext:value-type="float">
            <text:p>1.4540</text:p>
          </table:table-cell>
          <table:table-cell office:value-type="float" office:value="1.58926" calcext:value-type="float">
            <text:p>1.5893</text:p>
          </table:table-cell>
          <table:table-cell office:value-type="float" office:value="1.86924" calcext:value-type="float">
            <text:p>1.8692</text:p>
          </table:table-cell>
          <table:table-cell office:value-type="float" office:value="1.68901" calcext:value-type="float">
            <text:p>1.6890</text:p>
          </table:table-cell>
          <table:table-cell office:value-type="float" office:value="1.59438" calcext:value-type="float">
            <text:p>1.5944</text:p>
          </table:table-cell>
          <table:table-cell office:value-type="float" office:value="1.39324" calcext:value-type="float">
            <text:p>1.3932</text:p>
          </table:table-cell>
          <table:table-cell office:value-type="float" office:value="1.52899" calcext:value-type="float">
            <text:p>1.5290</text:p>
          </table:table-cell>
          <table:table-cell office:value-type="float" office:value="1.64169" calcext:value-type="float">
            <text:p>1.6417</text:p>
          </table:table-cell>
          <table:table-cell office:value-type="float" office:value="1.40749" calcext:value-type="float">
            <text:p>1.4075</text:p>
          </table:table-cell>
          <table:table-cell office:value-type="float" office:value="1.68311" calcext:value-type="float">
            <text:p>1.6831</text:p>
          </table:table-cell>
          <table:table-cell table:formula="of:=AVERAGE([medians.B3:.BB3])" office:value-type="float" office:value="1.17926509433962" calcext:value-type="float">
            <text:p>1.1793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ratio</text:p>
          </table:table-cell>
          <table:table-cell table:formula="of:=[medians.B2]/[medians.B3]" office:value-type="float" office:value="0.886782414781777" calcext:value-type="float">
            <text:p>0.8868</text:p>
          </table:table-cell>
          <table:table-cell table:formula="of:=[medians.C2]/[medians.C3]" office:value-type="float" office:value="1.03523581878073" calcext:value-type="float">
            <text:p>1.0352</text:p>
          </table:table-cell>
          <table:table-cell table:formula="of:=[medians.D2]/[medians.D3]" office:value-type="float" office:value="0.879310764033297" calcext:value-type="float">
            <text:p>0.8793</text:p>
          </table:table-cell>
          <table:table-cell table:formula="of:=[medians.E2]/[medians.E3]" office:value-type="float" office:value="0.808018325469792" calcext:value-type="float">
            <text:p>0.8080</text:p>
          </table:table-cell>
          <table:table-cell table:formula="of:=[medians.F2]/[medians.F3]" office:value-type="float" office:value="0.953325036422186" calcext:value-type="float">
            <text:p>0.9533</text:p>
          </table:table-cell>
          <table:table-cell table:formula="of:=[medians.G2]/[medians.G3]" office:value-type="float" office:value="0.955763602392893" calcext:value-type="float">
            <text:p>0.9558</text:p>
          </table:table-cell>
          <table:table-cell table:formula="of:=[medians.H2]/[medians.H3]" office:value-type="float" office:value="0.909956235257422" calcext:value-type="float">
            <text:p>0.9100</text:p>
          </table:table-cell>
          <table:table-cell table:formula="of:=[medians.I2]/[medians.I3]" office:value-type="float" office:value="0.894174201530157" calcext:value-type="float">
            <text:p>0.8942</text:p>
          </table:table-cell>
          <table:table-cell table:formula="of:=[medians.J2]/[medians.J3]" office:value-type="float" office:value="0.913602427057903" calcext:value-type="float">
            <text:p>0.9136</text:p>
          </table:table-cell>
          <table:table-cell table:formula="of:=[medians.K2]/[medians.K3]" office:value-type="float" office:value="0.854287101697267" calcext:value-type="float">
            <text:p>0.8543</text:p>
          </table:table-cell>
          <table:table-cell table:formula="of:=[medians.L2]/[medians.L3]" office:value-type="float" office:value="0.994783835644188" calcext:value-type="float">
            <text:p>0.9948</text:p>
          </table:table-cell>
          <table:table-cell table:formula="of:=[medians.M2]/[medians.M3]" office:value-type="float" office:value="1.02920458096369" calcext:value-type="float">
            <text:p>1.0292</text:p>
          </table:table-cell>
          <table:table-cell table:formula="of:=[medians.N2]/[medians.N3]" office:value-type="float" office:value="0.858752107925801" calcext:value-type="float">
            <text:p>0.8588</text:p>
          </table:table-cell>
          <table:table-cell table:formula="of:=[medians.O2]/[medians.O3]" office:value-type="float" office:value="0.93302208041049" calcext:value-type="float">
            <text:p>0.9330</text:p>
          </table:table-cell>
          <table:table-cell table:formula="of:=[medians.P2]/[medians.P3]" office:value-type="float" office:value="0.991408653466909" calcext:value-type="float">
            <text:p>0.9914</text:p>
          </table:table-cell>
          <table:table-cell table:formula="of:=[medians.Q2]/[medians.Q3]" office:value-type="float" office:value="0.81476594962829" calcext:value-type="float">
            <text:p>0.8148</text:p>
          </table:table-cell>
          <table:table-cell table:formula="of:=[medians.R2]/[medians.R3]" office:value-type="float" office:value="0.798198853921161" calcext:value-type="float">
            <text:p>0.7982</text:p>
          </table:table-cell>
          <table:table-cell table:formula="of:=[medians.S2]/[medians.S3]" office:value-type="float" office:value="0.903064714201214" calcext:value-type="float">
            <text:p>0.9031</text:p>
          </table:table-cell>
          <table:table-cell table:formula="of:=[medians.T2]/[medians.T3]" office:value-type="float" office:value="1.03728192616512" calcext:value-type="float">
            <text:p>1.0373</text:p>
          </table:table-cell>
          <table:table-cell table:formula="of:=[medians.U2]/[medians.U3]" office:value-type="float" office:value="0.928491511090873" calcext:value-type="float">
            <text:p>0.9285</text:p>
          </table:table-cell>
          <table:table-cell table:formula="of:=[medians.V2]/[medians.V3]" office:value-type="float" office:value="0.845614132902167" calcext:value-type="float">
            <text:p>0.8456</text:p>
          </table:table-cell>
          <table:table-cell table:formula="of:=[medians.W2]/[medians.W3]" office:value-type="float" office:value="0.823766365280289" calcext:value-type="float">
            <text:p>0.8238</text:p>
          </table:table-cell>
          <table:table-cell table:formula="of:=[medians.X2]/[medians.X3]" office:value-type="float" office:value="0.826136870186604" calcext:value-type="float">
            <text:p>0.8261</text:p>
          </table:table-cell>
          <table:table-cell table:formula="of:=[medians.Y2]/[medians.Y3]" office:value-type="float" office:value="0.88282495751396" calcext:value-type="float">
            <text:p>0.8828</text:p>
          </table:table-cell>
          <table:table-cell table:formula="of:=[medians.Z2]/[medians.Z3]" office:value-type="float" office:value="0.930772463384644" calcext:value-type="float">
            <text:p>0.9308</text:p>
          </table:table-cell>
          <table:table-cell table:formula="of:=[medians.AA2]/[medians.AA3]" office:value-type="float" office:value="0.888294059936593" calcext:value-type="float">
            <text:p>0.8883</text:p>
          </table:table-cell>
          <table:table-cell table:formula="of:=[medians.AB2]/[medians.AB3]" office:value-type="float" office:value="0.936124985060605" calcext:value-type="float">
            <text:p>0.9361</text:p>
          </table:table-cell>
          <table:table-cell table:formula="of:=[medians.AC2]/[medians.AC3]" office:value-type="float" office:value="1.04016264227033" calcext:value-type="float">
            <text:p>1.0402</text:p>
          </table:table-cell>
          <table:table-cell table:formula="of:=[medians.AD2]/[medians.AD3]" office:value-type="float" office:value="0.862265246672474" calcext:value-type="float">
            <text:p>0.8623</text:p>
          </table:table-cell>
          <table:table-cell table:formula="of:=[medians.AE2]/[medians.AE3]" office:value-type="float" office:value="0.836446716673396" calcext:value-type="float">
            <text:p>0.8364</text:p>
          </table:table-cell>
          <table:table-cell table:formula="of:=[medians.AF2]/[medians.AF3]" office:value-type="float" office:value="0.844850330816987" calcext:value-type="float">
            <text:p>0.8449</text:p>
          </table:table-cell>
          <table:table-cell table:formula="of:=[medians.AG2]/[medians.AG3]" office:value-type="float" office:value="0.929808611013366" calcext:value-type="float">
            <text:p>0.9298</text:p>
          </table:table-cell>
          <table:table-cell table:formula="of:=[medians.AH2]/[medians.AH3]" office:value-type="float" office:value="1.09783239685403" calcext:value-type="float">
            <text:p>1.0978</text:p>
          </table:table-cell>
          <table:table-cell table:formula="of:=[medians.AI2]/[medians.AI3]" office:value-type="float" office:value="0.930111115128911" calcext:value-type="float">
            <text:p>0.9301</text:p>
          </table:table-cell>
          <table:table-cell table:formula="of:=[medians.AJ2]/[medians.AJ3]" office:value-type="float" office:value="0.977178726655766" calcext:value-type="float">
            <text:p>0.9772</text:p>
          </table:table-cell>
          <table:table-cell table:formula="of:=[medians.AK2]/[medians.AK3]" office:value-type="float" office:value="0.896951987249001" calcext:value-type="float">
            <text:p>0.8970</text:p>
          </table:table-cell>
          <table:table-cell table:formula="of:=[medians.AL2]/[medians.AL3]" office:value-type="float" office:value="0.97058891435922" calcext:value-type="float">
            <text:p>0.9706</text:p>
          </table:table-cell>
          <table:table-cell table:formula="of:=[medians.AM2]/[medians.AM3]" office:value-type="float" office:value="0.869351301849222" calcext:value-type="float">
            <text:p>0.8694</text:p>
          </table:table-cell>
          <table:table-cell table:formula="of:=[medians.AN2]/[medians.AN3]" office:value-type="float" office:value="0.852694600936824" calcext:value-type="float">
            <text:p>0.8527</text:p>
          </table:table-cell>
          <table:table-cell table:formula="of:=[medians.AO2]/[medians.AO3]" office:value-type="float" office:value="0.990617068185046" calcext:value-type="float">
            <text:p>0.9906</text:p>
          </table:table-cell>
          <table:table-cell table:formula="of:=[medians.AP2]/[medians.AP3]" office:value-type="float" office:value="0.824861802312227" calcext:value-type="float">
            <text:p>0.8249</text:p>
          </table:table-cell>
          <table:table-cell table:formula="of:=[medians.AQ2]/[medians.AQ3]" office:value-type="float" office:value="0.877488094135088" calcext:value-type="float">
            <text:p>0.8775</text:p>
          </table:table-cell>
          <table:table-cell table:formula="of:=[medians.AR2]/[medians.AR3]" office:value-type="float" office:value="0.808035116214278" calcext:value-type="float">
            <text:p>0.8080</text:p>
          </table:table-cell>
          <table:table-cell table:formula="of:=[medians.AS2]/[medians.AS3]" office:value-type="float" office:value="0.868732762474638" calcext:value-type="float">
            <text:p>0.8687</text:p>
          </table:table-cell>
          <table:table-cell table:formula="of:=[medians.AT2]/[medians.AT3]" office:value-type="float" office:value="0.893300026427394" calcext:value-type="float">
            <text:p>0.8933</text:p>
          </table:table-cell>
          <table:table-cell table:formula="of:=[medians.AU2]/[medians.AU3]" office:value-type="float" office:value="0.853683850120905" calcext:value-type="float">
            <text:p>0.8537</text:p>
          </table:table-cell>
          <table:table-cell table:formula="of:=[medians.AV2]/[medians.AV3]" office:value-type="float" office:value="0.89404147992019" calcext:value-type="float">
            <text:p>0.8940</text:p>
          </table:table-cell>
          <table:table-cell table:formula="of:=[medians.AW2]/[medians.AW3]" office:value-type="float" office:value="0.888429358120398" calcext:value-type="float">
            <text:p>0.8884</text:p>
          </table:table-cell>
          <table:table-cell table:formula="of:=[medians.AX2]/[medians.AX3]" office:value-type="float" office:value="0.931070023829347" calcext:value-type="float">
            <text:p>0.9311</text:p>
          </table:table-cell>
          <table:table-cell table:formula="of:=[medians.AY2]/[medians.AY3]" office:value-type="float" office:value="0.929142767447792" calcext:value-type="float">
            <text:p>0.9291</text:p>
          </table:table-cell>
          <table:table-cell table:formula="of:=[medians.AZ2]/[medians.AZ3]" office:value-type="float" office:value="0.885796344011354" calcext:value-type="float">
            <text:p>0.8858</text:p>
          </table:table-cell>
          <table:table-cell table:formula="of:=[medians.BA2]/[medians.BA3]" office:value-type="float" office:value="0.964512714122303" calcext:value-type="float">
            <text:p>0.9645</text:p>
          </table:table-cell>
          <table:table-cell table:formula="of:=[medians.BB2]/[medians.BB3]" office:value-type="float" office:value="0.87319367123955" calcext:value-type="float">
            <text:p>0.8732</text:p>
          </table:table-cell>
          <table:table-cell table:formula="of:=AVERAGE([medians.B4:.BB4])" office:value-type="float" office:value="0.907624748002756" calcext:value-type="float">
            <text:p>0.9076</text:p>
          </table:table-cell>
          <table:table-cell table:number-columns-repeated="969"/>
        </table:table-row>
        <table:table-row table:style-name="ro1">
          <table:table-cell table:number-columns-repeated="1024"/>
        </table:table-row>
        <table:table-row table:style-name="ro1" table:number-rows-repeated="22">
          <table:table-cell table:style-name="Default"/>
          <table:table-cell table:number-columns-repeated="102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usekeeping" table:style-name="ta1">
        <table:table-column table:style-name="co4" table:default-cell-style-name="Default"/>
        <table:table-column table:style-name="co5" table:default-cell-style-name="ce10"/>
        <table:table-column table:style-name="co3" table:default-cell-style-name="ce10"/>
        <table:table-column table:style-name="co3" table:default-cell-style-name="ce13"/>
        <table:table-row table:style-name="ro1">
          <table:table-cell table:style-name="ce6" office:value-type="string" calcext:value-type="string">
            <text:p>gene</text:p>
          </table:table-cell>
          <table:table-cell table:style-name="ce8" office:value-type="string" calcext:value-type="string">
            <text:p>mean</text:p>
          </table:table-cell>
          <table:table-cell table:style-name="ce8" office:value-type="string" calcext:value-type="string">
            <text:p>s.d.</text:p>
          </table:table-cell>
          <table:table-cell table:style-name="ce11" office:value-type="string" calcext:value-type="string">
            <text:p>ratio</text:p>
          </table:table-cell>
        </table:table-row>
        <table:table-row table:style-name="ro1">
          <table:table-cell table:style-name="ce7" office:value-type="string" calcext:value-type="string">
            <text:p>AT5G46630</text:p>
          </table:table-cell>
          <table:table-cell table:style-name="ce9" office:value-type="float" office:value="24.0039136514024" calcext:value-type="float">
            <text:p>2.4004E+01</text:p>
          </table:table-cell>
          <table:table-cell table:style-name="ce9" office:value-type="float" office:value="1.8732408574408" calcext:value-type="float">
            <text:p>1.8732E+00</text:p>
          </table:table-cell>
          <table:table-cell table:style-name="ce12" table:formula="of:=[.C2]/[.B2]" office:value-type="percentage" office:value="0.0780389766704297" calcext:value-type="percentage">
            <text:p>7.80%</text:p>
          </table:table-cell>
        </table:table-row>
        <table:table-row table:style-name="ro1">
          <table:table-cell table:style-name="ce7" office:value-type="string" calcext:value-type="string">
            <text:p>AT1G13320</text:p>
          </table:table-cell>
          <table:table-cell table:style-name="ce9" office:value-type="float" office:value="23.7464101462099" calcext:value-type="float">
            <text:p>2.3746E+01</text:p>
          </table:table-cell>
          <table:table-cell table:style-name="ce9" office:value-type="float" office:value="2.39368620127294" calcext:value-type="float">
            <text:p>2.3937E+00</text:p>
          </table:table-cell>
          <table:table-cell table:style-name="ce12" table:formula="of:=[.C3]/[.B3]" office:value-type="percentage" office:value="0.100802023823167" calcext:value-type="percentage">
            <text:p>10.08%</text:p>
          </table:table-cell>
        </table:table-row>
        <table:table-row table:style-name="ro1">
          <table:table-cell table:style-name="ce7" office:value-type="string" calcext:value-type="string">
            <text:p>AT4G34270</text:p>
          </table:table-cell>
          <table:table-cell table:style-name="ce9" office:value-type="float" office:value="23.3423260308882" calcext:value-type="float">
            <text:p>2.3342E+01</text:p>
          </table:table-cell>
          <table:table-cell table:style-name="ce9" office:value-type="float" office:value="2.58633294894908" calcext:value-type="float">
            <text:p>2.5863E+00</text:p>
          </table:table-cell>
          <table:table-cell table:style-name="ce12" table:formula="of:=[.C4]/[.B4]" office:value-type="percentage" office:value="0.110800138149329" calcext:value-type="percentage">
            <text:p>11.08%</text:p>
          </table:table-cell>
        </table:table-row>
        <table:table-row table:style-name="ro1">
          <table:table-cell table:style-name="ce7" office:value-type="string" calcext:value-type="string">
            <text:p>AT3G01150</text:p>
          </table:table-cell>
          <table:table-cell table:style-name="ce9" office:value-type="float" office:value="8.46911345934894" calcext:value-type="float">
            <text:p>8.4691E+00</text:p>
          </table:table-cell>
          <table:table-cell table:style-name="ce9" office:value-type="float" office:value="1.11498017224122" calcext:value-type="float">
            <text:p>1.1150E+00</text:p>
          </table:table-cell>
          <table:table-cell table:style-name="ce12" table:formula="of:=[.C5]/[.B5]" office:value-type="percentage" office:value="0.131652525095222" calcext:value-type="percentage">
            <text:p>13.17%</text:p>
          </table:table-cell>
        </table:table-row>
        <table:table-row table:style-name="ro1">
          <table:table-cell table:style-name="ce7" office:value-type="string" calcext:value-type="string">
            <text:p>AT2G28390</text:p>
          </table:table-cell>
          <table:table-cell table:style-name="ce9" office:value-type="float" office:value="12.0830919373604" calcext:value-type="float">
            <text:p>1.2083E+01</text:p>
          </table:table-cell>
          <table:table-cell table:style-name="ce9" office:value-type="float" office:value="1.70550083202532" calcext:value-type="float">
            <text:p>1.7055E+00</text:p>
          </table:table-cell>
          <table:table-cell table:style-name="ce12" table:formula="of:=[.C6]/[.B6]" office:value-type="percentage" office:value="0.141147716235774" calcext:value-type="percentage">
            <text:p>14.11%</text:p>
          </table:table-cell>
        </table:table-row>
        <table:table-row table:style-name="ro1">
          <table:table-cell table:style-name="ce7" office:value-type="string" calcext:value-type="string">
            <text:p>AT5G15710</text:p>
          </table:table-cell>
          <table:table-cell table:style-name="ce9" office:value-type="float" office:value="1.84491017595872" calcext:value-type="float">
            <text:p>1.8449E+00</text:p>
          </table:table-cell>
          <table:table-cell table:style-name="ce9" office:value-type="float" office:value="0.326149655865855" calcext:value-type="float">
            <text:p>3.2615E-01</text:p>
          </table:table-cell>
          <table:table-cell table:style-name="ce12" table:formula="of:=[.C7]/[.B7]" office:value-type="percentage" office:value="0.17678348795294" calcext:value-type="percentage">
            <text:p>17.68%</text:p>
          </table:table-cell>
        </table:table-row>
        <table:table-row table:style-name="ro1">
          <table:table-cell table:style-name="ce7" office:value-type="string" calcext:value-type="string">
            <text:p>AT4G26410</text:p>
          </table:table-cell>
          <table:table-cell table:style-name="ce9" office:value-type="float" office:value="64.3690165945431" calcext:value-type="float">
            <text:p>6.4369E+01</text:p>
          </table:table-cell>
          <table:table-cell table:style-name="ce9" office:value-type="float" office:value="11.5157285193355" calcext:value-type="float">
            <text:p>1.1516E+01</text:p>
          </table:table-cell>
          <table:table-cell table:style-name="ce12" table:formula="of:=[.C8]/[.B8]" office:value-type="percentage" office:value="0.178901731431947" calcext:value-type="percentage">
            <text:p>17.89%</text:p>
          </table:table-cell>
        </table:table-row>
        <table:table-row table:style-name="ro1">
          <table:table-cell table:style-name="ce7" office:value-type="string" calcext:value-type="string">
            <text:p>AT5G25760</text:p>
          </table:table-cell>
          <table:table-cell table:style-name="ce9" office:value-type="float" office:value="39.9497300043804" calcext:value-type="float">
            <text:p>3.9950E+01</text:p>
          </table:table-cell>
          <table:table-cell table:style-name="ce9" office:value-type="float" office:value="7.60038861912398" calcext:value-type="float">
            <text:p>7.6004E+00</text:p>
          </table:table-cell>
          <table:table-cell table:style-name="ce12" table:formula="of:=[.C9]/[.B9]" office:value-type="percentage" office:value="0.19024881065005" calcext:value-type="percentage">
            <text:p>19.02%</text:p>
          </table:table-cell>
        </table:table-row>
        <table:table-row table:style-name="ro1">
          <table:table-cell table:style-name="ce7" office:value-type="string" calcext:value-type="string">
            <text:p>AT2G32170</text:p>
          </table:table-cell>
          <table:table-cell table:style-name="ce9" office:value-type="float" office:value="7.70867901281121" calcext:value-type="float">
            <text:p>7.7087E+00</text:p>
          </table:table-cell>
          <table:table-cell table:style-name="ce9" office:value-type="float" office:value="1.51896772052785" calcext:value-type="float">
            <text:p>1.5190E+00</text:p>
          </table:table-cell>
          <table:table-cell table:style-name="ce12" table:formula="of:=[.C10]/[.B10]" office:value-type="percentage" office:value="0.197046435323542" calcext:value-type="percentage">
            <text:p>19.70%</text:p>
          </table:table-cell>
        </table:table-row>
        <table:table-row table:style-name="ro1">
          <table:table-cell office:value-type="string" calcext:value-type="string">
            <text:p>AT1G62930</text:p>
          </table:table-cell>
          <table:table-cell office:value-type="float" office:value="2.20401982445952" calcext:value-type="float">
            <text:p>2.2040E+00</text:p>
          </table:table-cell>
          <table:table-cell office:value-type="float" office:value="0.490860744623019" calcext:value-type="float">
            <text:p>4.9086E-01</text:p>
          </table:table-cell>
          <table:table-cell table:formula="of:=[.C11]/[.B11]" office:value-type="percentage" office:value="0.222711583251476" calcext:value-type="percentage">
            <text:p>22.27%</text:p>
          </table:table-cell>
        </table:table-row>
        <table:table-row table:style-name="ro1">
          <table:table-cell office:value-type="string" calcext:value-type="string">
            <text:p>AT3G53090</text:p>
          </table:table-cell>
          <table:table-cell office:value-type="float" office:value="1.03642466884078" calcext:value-type="float">
            <text:p>1.0364E+00</text:p>
          </table:table-cell>
          <table:table-cell office:value-type="float" office:value="0.285427847269494" calcext:value-type="float">
            <text:p>2.8543E-01</text:p>
          </table:table-cell>
          <table:table-cell table:formula="of:=[.C12]/[.B12]" office:value-type="percentage" office:value="0.275396616706103" calcext:value-type="percentage">
            <text:p>27.54%</text:p>
          </table:table-cell>
        </table:table-row>
        <table:table-row table:style-name="ro1">
          <table:table-cell office:value-type="string" calcext:value-type="string">
            <text:p>AT5G55840</text:p>
          </table:table-cell>
          <table:table-cell office:value-type="float" office:value="0.28809695646304" calcext:value-type="float">
            <text:p>2.8810E-01</text:p>
          </table:table-cell>
          <table:table-cell office:value-type="float" office:value="0.0848473157408183" calcext:value-type="float">
            <text:p>8.4847E-02</text:p>
          </table:table-cell>
          <table:table-cell table:formula="of:=[.C13]/[.B13]" office:value-type="percentage" office:value="0.294509587267033" calcext:value-type="percentage">
            <text:p>29.45%</text:p>
          </table:table-cell>
        </table:table-row>
        <table:table-row table:style-name="ro1">
          <table:table-cell office:value-type="string" calcext:value-type="string">
            <text:p>AT4G27960</text:p>
          </table:table-cell>
          <table:table-cell office:value-type="float" office:value="139.684419999269" calcext:value-type="float">
            <text:p>1.3968E+02</text:p>
          </table:table-cell>
          <table:table-cell office:value-type="float" office:value="41.4547656465597" calcext:value-type="float">
            <text:p>4.1455E+01</text:p>
          </table:table-cell>
          <table:table-cell table:formula="of:=[.C14]/[.B14]" office:value-type="percentage" office:value="0.296774440891666" calcext:value-type="percentage">
            <text:p>29.68%</text:p>
          </table:table-cell>
        </table:table-row>
        <table:table-row table:style-name="ro1">
          <table:table-cell office:value-type="string" calcext:value-type="string">
            <text:p>AT5G12240</text:p>
          </table:table-cell>
          <table:table-cell office:value-type="float" office:value="60.0150457501355" calcext:value-type="float">
            <text:p>6.0015E+01</text:p>
          </table:table-cell>
          <table:table-cell office:value-type="float" office:value="18.4501570872002" calcext:value-type="float">
            <text:p>1.8450E+01</text:p>
          </table:table-cell>
          <table:table-cell table:formula="of:=[.C15]/[.B15]" office:value-type="percentage" office:value="0.307425527325513" calcext:value-type="percentage">
            <text:p>30.74%</text:p>
          </table:table-cell>
        </table:table-row>
        <table:table-row table:style-name="ro1">
          <table:table-cell office:value-type="string" calcext:value-type="string">
            <text:p>AT4G38070</text:p>
          </table:table-cell>
          <table:table-cell office:value-type="float" office:value="0.51559681553353" calcext:value-type="float">
            <text:p>5.1560E-01</text:p>
          </table:table-cell>
          <table:table-cell office:value-type="float" office:value="0.192430872738625" calcext:value-type="float">
            <text:p>1.9243E-01</text:p>
          </table:table-cell>
          <table:table-cell table:formula="of:=[.C16]/[.B16]" office:value-type="percentage" office:value="0.373219668821075" calcext:value-type="percentage">
            <text:p>37.32%</text:p>
          </table:table-cell>
        </table:table-row>
        <table:table-row table:style-name="ro1">
          <table:table-cell office:value-type="string" calcext:value-type="string">
            <text:p>AT1G13440</text:p>
          </table:table-cell>
          <table:table-cell office:value-type="float" office:value="2376.83341148734" calcext:value-type="float">
            <text:p>2.3768E+03</text:p>
          </table:table-cell>
          <table:table-cell office:value-type="float" office:value="1029.50410997298" calcext:value-type="float">
            <text:p>1.0295E+03</text:p>
          </table:table-cell>
          <table:table-cell table:formula="of:=[.C17]/[.B17]" office:value-type="percentage" office:value="0.43314104598048" calcext:value-type="percentage">
            <text:p>43.31%</text:p>
          </table:table-cell>
        </table:table-row>
        <table:table-row table:style-name="ro1">
          <table:table-cell office:value-type="string" calcext:value-type="string">
            <text:p>AT4G05320</text:p>
          </table:table-cell>
          <table:table-cell office:value-type="float" office:value="1353.39904395733" calcext:value-type="float">
            <text:p>1.3534E+03</text:p>
          </table:table-cell>
          <table:table-cell office:value-type="float" office:value="659.882166546774" calcext:value-type="float">
            <text:p>6.5988E+02</text:p>
          </table:table-cell>
          <table:table-cell table:formula="of:=[.C18]/[.B18]" office:value-type="percentage" office:value="0.487573986026533" calcext:value-type="percentage">
            <text:p>48.76%</text:p>
          </table:table-cell>
        </table:table-row>
        <table:table-row table:style-name="ro1">
          <table:table-cell office:value-type="string" calcext:value-type="string">
            <text:p>AT5G08290</text:p>
          </table:table-cell>
          <table:table-cell office:value-type="float" office:value="461.297431386261" calcext:value-type="float">
            <text:p>4.6130E+02</text:p>
          </table:table-cell>
          <table:table-cell office:value-type="float" office:value="236.05203872427" calcext:value-type="float">
            <text:p>2.3605E+02</text:p>
          </table:table-cell>
          <table:table-cell table:formula="of:=[.C19]/[.B19]" office:value-type="percentage" office:value="0.511713316969708" calcext:value-type="percentage">
            <text:p>51.17%</text:p>
          </table:table-cell>
        </table:table-row>
        <table:table-row table:style-name="ro1">
          <table:table-cell office:value-type="string" calcext:value-type="string">
            <text:p>AT4G33380</text:p>
          </table:table-cell>
          <table:table-cell office:value-type="float" office:value="14.2319108027838" calcext:value-type="float">
            <text:p>1.4232E+01</text:p>
          </table:table-cell>
          <table:table-cell office:value-type="float" office:value="7.37460923158109" calcext:value-type="float">
            <text:p>7.3746E+00</text:p>
          </table:table-cell>
          <table:table-cell table:formula="of:=[.C20]/[.B20]" office:value-type="percentage" office:value="0.518174216644092" calcext:value-type="percentage">
            <text:p>51.82%</text:p>
          </table:table-cell>
        </table:table-row>
        <table:table-row table:style-name="ro1">
          <table:table-cell office:value-type="string" calcext:value-type="string">
            <text:p>AT3G18780</text:p>
          </table:table-cell>
          <table:table-cell office:value-type="float" office:value="329.043605776954" calcext:value-type="float">
            <text:p>3.2904E+02</text:p>
          </table:table-cell>
          <table:table-cell office:value-type="float" office:value="180.636759528984" calcext:value-type="float">
            <text:p>1.8064E+02</text:p>
          </table:table-cell>
          <table:table-cell table:formula="of:=[.C21]/[.B21]" office:value-type="percentage" office:value="0.548975139943703" calcext:value-type="percentage">
            <text:p>54.90%</text:p>
          </table:table-cell>
        </table:table-row>
        <table:table-row table:style-name="ro1">
          <table:table-cell office:value-type="string" calcext:value-type="string">
            <text:p>AT5G60390</text:p>
          </table:table-cell>
          <table:table-cell office:value-type="float" office:value="6281.35589716837" calcext:value-type="float">
            <text:p>6.2814E+03</text:p>
          </table:table-cell>
          <table:table-cell office:value-type="float" office:value="3857.11630856066" calcext:value-type="float">
            <text:p>3.8571E+03</text:p>
          </table:table-cell>
          <table:table-cell table:formula="of:=[.C22]/[.B22]" office:value-type="percentage" office:value="0.614057915473225" calcext:value-type="percentage">
            <text:p>61.41%</text:p>
          </table:table-cell>
        </table:table-row>
        <table:table-row table:style-name="ro1">
          <table:table-cell office:value-type="string" calcext:value-type="string">
            <text:p>AT2G07190</text:p>
          </table:table-cell>
          <table:table-cell office:value-type="float" office:value="0.00130618712573205" calcext:value-type="float">
            <text:p>1.3062E-03</text:p>
          </table:table-cell>
          <table:table-cell office:value-type="float" office:value="0.00950918581129279" calcext:value-type="float">
            <text:p>9.5092E-03</text:p>
          </table:table-cell>
          <table:table-cell table:formula="of:=[.C23]/[.B23]" office:value-type="percentage" office:value="7.28010988928052" calcext:value-type="percentage">
            <text:p>728.01%</text:p>
          </table:table-cell>
        </table:table-row>
        <table:table-row table:style-name="ro1" table:number-rows-repeated="104855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1" table:target-range-address="housekeeping.A1:housekeeping.D1048576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4" loext:min-decimal-places="4" number:min-integer-digits="1"/>
    </number:number-style>
    <number:number-style style:name="N122">
      <number:number number:decimal-places="7" loext:min-decimal-places="7" number:min-integer-digits="1"/>
    </number:number-style>
    <number:number-style style:name="N123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24">
      <number:scientific-number number:decimal-places="4" loext:min-decimal-places="4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21T16:59:56.967162223</dc:date>
    <meta:editing-duration>PT1H54M50S</meta:editing-duration>
    <meta:editing-cycles>3</meta:editing-cycles>
    <meta:generator>LibreOffice/5.1.4.2$Linux_X86_64 LibreOffice_project/10m0$Build-2</meta:generator>
    <meta:document-statistic meta:table-count="2" meta:cell-count="312" meta:object-count="0"/>
  </office:meta>
</office:document-meta>
</file>